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4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62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1.087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2.741cm" svg:height="0.645cm" svg:x="16.557cm" svg:y="12.102cm">
              <draw:text-box>
                <text:p><text:span text:style-name="T1">192.168.0.101</text:span></text:p>
              </draw:text-box>
            </draw:frame>
            <draw:frame draw:style-name="gr1" draw:text-style-name="P1" draw:layer="layout" svg:width="2.716cm" svg:height="0.645cm" svg:x="18.145cm" svg:y="7.34cm">
              <draw:text-box>
                <text:p><text:span text:style-name="T1">192.168.0.113</text:span></text:p>
              </draw:text-box>
            </draw:frame>
            <draw:custom-shape draw:style-name="gr2" draw:text-style-name="P2" draw:layer="layout" svg:width="4.128cm" svg:height="1.905cm" svg:x="11.794cm" svg:y="10.525cm">
              <text:p text:style-name="P2">Router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.27cm" svg:height="1.27cm" svg:x="1.317cm" svg:y="2.58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.587cm" svg:height="1.27cm" svg:x="11.16cm" svg:y="10.842cm">
              <text:p text:style-name="P2">int0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.587cm" svg:height="1.27cm" svg:x="14.97cm" svg:y="10.842cm">
              <text:p text:style-name="P2">ext0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4.128cm" svg:height="1.905cm" svg:x="4.809cm" svg:y="14.652cm">
              <text:p text:style-name="P2">host1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4.128cm" svg:height="1.905cm" svg:x="19.415cm" svg:y="5.127cm">
              <text:p text:style-name="P2">host2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.587cm" svg:height="1.27cm" svg:x="8.303cm" svg:y="14.97cm">
              <text:p text:style-name="P2">int0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.587cm" svg:height="1.27cm" svg:x="18.462cm" svg:y="5.445cm">
              <text:p text:style-name="P2">ext0</text:p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9.89cm" svg:y1="14.97cm" svg:x2="11.16cm" svg:y2="12.112cm">
              <text:p/>
            </draw:line>
            <draw:line draw:style-name="gr5" draw:text-style-name="P3" draw:layer="layout" svg:x1="16.557cm" svg:y1="10.842cm" svg:x2="18.462cm" svg:y2="6.715cm">
              <text:p/>
            </draw:line>
            <draw:frame draw:style-name="gr6" draw:text-style-name="P4" draw:layer="layout" svg:width="1.797cm" svg:height="0.878cm" svg:x="15.395cm" svg:y="7.424cm">
              <draw:text-box>
                <text:p>WAN</text:p>
              </draw:text-box>
            </draw:frame>
            <draw:frame draw:style-name="gr6" draw:text-style-name="P4" draw:layer="layout" svg:width="1.598cm" svg:height="0.878cm" svg:x="10.832cm" svg:y="14.652cm">
              <draw:text-box>
                <text:p>LAN</text:p>
              </draw:text-box>
            </draw:frame>
            <draw:frame draw:style-name="gr1" draw:text-style-name="P1" draw:layer="layout" svg:width="2.547cm" svg:height="0.645cm" svg:x="8.937cm" svg:y="16.24cm">
              <draw:text-box>
                <text:p><text:span text:style-name="T1">192.186.0.2</text:span></text:p>
              </draw:text-box>
            </draw:frame>
            <draw:frame draw:style-name="gr1" draw:text-style-name="P1" draw:layer="layout" svg:width="2.547cm" svg:height="0.645cm" svg:x="10.835cm" svg:y="12.747cm">
              <draw:text-box>
                <text:p><text:span text:style-name="T1">192.186.0.1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02cm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1:45:16.704532677</meta:creation-date>
    <dc:date>2022-12-13T15:25:54.336376533</dc:date>
    <meta:editing-duration>PT3H40M36S</meta:editing-duration>
    <meta:editing-cycles>4</meta:editing-cycles>
    <meta:generator>LibreOffice/7.4.3.2$Linux_X86_64 LibreOffice_project/40$Build-2</meta:generator>
    <meta:document-statistic meta:object-count="18"/>
  </office:meta>
</office:document-meta>
</file>